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1d49f3" officeooo:paragraph-rsid="001d49f3"/>
    </style:style>
    <style:style style:name="P2" style:family="paragraph" style:parent-style-name="Text_20_body" style:list-style-name="L1">
      <style:text-properties fo:language="en" fo:country="US" officeooo:rsid="001d49f3" officeooo:paragraph-rsid="001d49f3"/>
    </style:style>
    <style:style style:name="P3" style:family="paragraph" style:parent-style-name="Text_20_body" style:list-style-name="L1">
      <style:text-properties fo:language="en" fo:country="US" fo:font-weight="bold" officeooo:rsid="001d49f3" officeooo:paragraph-rsid="001d49f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ad4f"/>
    </style:style>
    <text:list-style style:name="L1">
      <text:list-level-style-number text:level="1" loext:num-list-format="1.%1%" style:num-prefix="1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f-Review Exercises</text:h>
      <text:list text:style-name="L1">
        <text:list-item>
          <text:p text:style-name="P2">Fill in the blanks in each of the following statements:</text:p>
          <text:list>
            <text:list-item>
              <text:p text:style-name="P2">Computers process data under the control of sets of instructions called <text:span text:style-name="T1">programs</text:span><text:span text:style-name="T2">.</text:span></text:p>
            </text:list-item>
            <text:list-item>
              <text:p text:style-name="P2"><text:span text:style-name="T2">The key logical units of the computer are the </text:span><text:span text:style-name="T1">input unit, output unit, memory unit, Arithmetic and logic unit (ALU), central processing unit (CPU)</text:span><text:span text:style-name="T2"> and</text:span><text:span text:style-name="T1"> secondary storage unit.</text:span></text:p>
            </text:list-item>
            <text:list-item>
              <text:p text:style-name="P2"><text:span text:style-name="T2">The three types of languages discussed in the chapter are </text:span><text:span text:style-name="T1">machine languages, asembly languages </text:span><text:span text:style-name="T2">and </text:span><text:span text:style-name="T1">high-level languages</text:span><text:span text:style-name="T2">.</text:span></text:p>
            </text:list-item>
            <text:list-item>
              <text:p text:style-name="P2"><text:span text:style-name="T2">The programs that translate high-level language programs into machine language are called </text:span><text:span text:style-name="T1">compilers</text:span><text:span text:style-name="T2">.</text:span></text:p>
            </text:list-item>
            <text:list-item>
              <text:p text:style-name="P3">Android <text:span text:style-name="T2">is an operating system for mobile devices based on the Linux kernel and Java.</text:span></text:p>
            </text:list-item>
            <text:list-item>
              <text:p text:style-name="P3">Release candidate<text:span text:style-name="T2"> software is generally feature complete, (supposedly) bug free and ready for use by the community.</text:span></text:p>
            </text:list-item>
            <text:list-item>
              <text:p text:style-name="P3"><text:span text:style-name="T2">The Wii Remote, as well as many smartphones, use a(n) </text:span>accelerometer<text:span text:style-name="T2"> which allows the device to respond to motion.</text:span></text:p>
            </text:list-item>
          </text:list>
        </text:list-item>
        <text:list-item>
          <text:p text:style-name="P3"><text:span text:style-name="T2">Fill in the blanks in each of the following sentences about the Java environment:</text:span></text:p>
          <text:list>
            <text:list-item>
              <text:p text:style-name="P3"><text:span text:style-name="T2">The</text:span> java<text:span text:style-name="T2"> command from the JDK executes a Java application.</text:span></text:p>
            </text:list-item>
            <text:list-item>
              <text:p text:style-name="P3"><text:span text:style-name="T2">The</text:span> javac<text:span text:style-name="T2"> command from the JDK compiles a Java application.</text:span></text:p>
            </text:list-item>
            <text:list-item>
              <text:p text:style-name="P3"><text:span text:style-name="T2">A java source code file must end with the</text:span> .java<text:span text:style-name="T2"> file extension.</text:span></text:p>
            </text:list-item>
            <text:list-item>
              <text:p text:style-name="P3"><text:span text:style-name="T2">When a Java program is compiled, the file produced by the compiler ends with the</text:span> .class<text:span text:style-name="T2"> file extension.</text:span></text:p>
            </text:list-item>
            <text:list-item>
              <text:p text:style-name="P3"><text:span text:style-name="T2">The file produced by the Java compiler contains</text:span> bytecodes<text:span text:style-name="T2"> that are executed by the Java Virtual Machine.</text:span></text:p>
            </text:list-item>
          </text:list>
        </text:list-item>
        <text:list-item>
          <text:p text:style-name="P3"><text:span text:style-name="T2">Fill in the blanks in each of the following statements (based os Section 1.5):</text:span></text:p>
          <text:list>
            <text:list-item>
              <text:p text:style-name="P3"><text:span text:style-name="T2">Objects enable the design practice of</text:span> information hiding<text:span text:style-name="T2"> – although they may know how to communicate with one another across well-defined interfaces, they normally are not allowed to know other objects are implemented.</text:span></text:p>
            </text:list-item>
            <text:list-item>
              <text:p text:style-name="P3"><text:span text:style-name="T2">Java programmers concentrate on creating </text:span>classes<text:span text:style-name="T2">, which contain fields and the set of methods that manipulate those fields and provide services to clients.</text:span></text:p>
            </text:list-item>
            <text:list-item>
              <text:p text:style-name="P3"><text:span text:style-name="T2">The process of analyzing and designing a system from an object-oriented point of view is called </text:span>Object-oriented analysis and Design (OOAD)<text:span text:style-name="T2">.</text:span></text:p>
            </text:list-item>
            <text:list-item>
              <text:p text:style-name="P3"><text:span text:style-name="T2">A new class of objects can be created conveniently by </text:span>inheritance<text:span text:style-name="T2"> – the new class (called the subclass) starts with the characteristics of an existing class (called superclass), possibly customizing them and adding unique characteristics of its own.</text:span></text:p>
            </text:list-item>
            <text:list-item>
              <text:p text:style-name="P3"><text:span text:style-name="T3">The </text:span>Unified Modeling Language (UML)<text:span text:style-name="T2"> is a graphical language that allows people who design software systems to use an industry-standard notation to represent them.</text:span></text:p>
            </text:list-item>
            <text:list-item>
              <text:p text:style-name="P3"><text:soft-page-break/><text:span text:style-name="T2">The size, shape, color and weight of an object are considered </text:span>attributes <text:span text:style-name="T2">of the object’s clas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0:49:59.815082954</meta:creation-date>
    <dc:date>2024-05-03T11:09:34.396006674</dc:date>
    <meta:editing-duration>PT1M18S</meta:editing-duration>
    <meta:editing-cycles>1</meta:editing-cycles>
    <meta:document-statistic meta:table-count="0" meta:image-count="0" meta:object-count="0" meta:page-count="2" meta:paragraph-count="22" meta:word-count="402" meta:character-count="2473" meta:non-whitespace-character-count="2112"/>
    <meta:generator>LibreOffice/24.2.2.2$Linux_X86_64 LibreOffice_project/427a8baee0312a7693737440f205d2e411d50bad</meta:generator>
  </office:meta>
</office:document-meta>
</file>